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6pt" style:text-underline-style="solid" style:text-underline-width="auto" style:text-underline-color="font-color" fo:font-weight="bold" officeooo:rsid="0019992c" officeooo:paragraph-rsid="0019992c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72564" officeooo:paragraph-rsid="001725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9992c" officeooo:paragraph-rsid="0019992c" style:font-size-asian="14pt" style:font-weight-asian="normal" style:font-size-complex="16pt" style:font-weight-complex="normal"/>
    </style:style>
    <style:style style:name="T1" style:family="text">
      <style:text-properties officeooo:rsid="00182443"/>
    </style:style>
    <style:style style:name="T2" style:family="text">
      <style:text-properties officeooo:rsid="00199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uville</text:p>
      <text:p text:style-name="P2"/>
      <text:p text:style-name="P3"><text:tab/><text:span text:style-name="T2">Euville est une petite ville bien vivante, ou vous pourrez trouver beaucoup de lieux pour se reposez et reprendre des forces. Elle abrite la première arene du jeu.</text:span></text:p>
      <text:p text:style-name="P3"/>
      <text:p text:style-name="P3"/>
      <text:p text:style-name="P3">Pokemons possibles de rencontrer :</text:p>
      <text:p text:style-name="P3"/>
      <text:p text:style-name="P3">Commun : <text:span text:style-name="T2">Rattatas, Omnitaupes</text:span></text:p>
      <text:p text:style-name="P3"/>
      <text:p text:style-name="P3">Peu communs : <text:span text:style-name="T2">Rondoudous, Exelangues</text:span></text:p>
      <text:p text:style-name="P3"/>
      <text:p text:style-name="P3">Rares : <text:span text:style-name="T2">Miaouss, Metamorhs, Rattatacs</text:span></text:p>
      <text:p text:style-name="P3"/>
      <text:p text:style-name="P4">Très rares : Ronflexs, Tauro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04:26.691369050</meta:creation-date>
    <dc:date>2016-10-28T18:24:53.580767733</dc:date>
    <meta:editing-duration>PT20M2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53" meta:character-count="336" meta:non-whitespace-character-count="289"/>
  </office:meta>
</office:document-meta>
</file>